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6cm" svg:stroke-color="#333333" draw:marker-start-width="0.359cm" draw:marker-end="Circle" draw:marker-end-width="0.359cm" draw:fill="none" draw:textarea-horizontal-align="center" draw:textarea-vertical-align="middle" fo:padding-top="0.053cm" fo:padding-bottom="0.053cm" fo:padding-left="0.053cm" fo:padding-right="0.053cm"/>
    </style:style>
  </office:automatic-styles>
  <office:body>
    <office:drawing>
      <draw:page draw:name="page1" draw:style-name="dp1" draw:master-page-name="WEB-Draw-klein">
        <draw:polyline draw:style-name="gr1" draw:layer="layout" svg:width="1.363cm" svg:height="1.363cm" svg:x="0.09cm" svg:y="0.09cm" svg:viewBox="0 0 1364 1364" draw:points="0,0 1364,341 455,853 1364,136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5-05-28T00:57:28.04</meta:creation-date>
    <dc:language>de-DE</dc:language>
    <meta:editing-cycles>2</meta:editing-cycles>
    <meta:editing-duration>PT2M35S</meta:editing-duration>
    <dc:title>WEB-Draw-klein</dc:title>
    <meta:initial-creator>Martin Korneffel</meta:initial-creator>
    <dc:date>2015-05-28T01:00:02.35</dc:date>
    <dc:creator>Martin Korneff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AppData/Roaming/OpenOffice/4/user/template/WEB-Draw-klein.otg" meta:date="2015-05-28T00:57:27.51"/>
  </office:meta>
</office:document-meta>
</file>